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2.4375in"/>
    </style:style>
    <style:style style:name="Table1.D" style:family="table-column">
      <style:table-column-properties style:column-width="2.25in"/>
    </style:style>
    <style:style style:name="Table1.E" style:family="table-column">
      <style:table-column-properties style:column-width="1.562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0.5pt solid #000000"/>
    </style:style>
    <style:style style:name="Table5.C7" style:family="table-cell">
      <style:table-cell-properties style:vertical-align="top" fo:padding-left="0.0799in" fo:padding-right="0.0799in" fo:padding-top="0in" fo:padding-bottom="0in" fo:border="0.5pt solid #000000"/>
    </style:style>
    <style:style style:name="Table5.B8" style:family="table-cell">
      <style:table-cell-properties style:vertical-align="top" fo:padding-left="0.0799in" fo:padding-right="0.0799in" fo:padding-top="0in" fo:padding-bottom="0in" fo:border="0.5pt solid #000000"/>
    </style:style>
    <style:style style:name="Table5.C8" style:family="table-cell">
      <style:table-cell-properties style:vertical-align="top" fo:padding-left="0.0799in" fo:padding-right="0.0799in" fo:padding-top="0in" fo:padding-bottom="0in" fo:border="0.5pt solid #000000"/>
    </style:style>
    <style:style style:name="Table5.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74eda" fo:background-color="#ffffff" style:font-size-asian="10pt" style:font-style-asian="normal" style:font-weight-asian="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b2483" fo:background-color="#ffffff" style:font-size-asian="10pt" style:font-style-asian="normal" style:font-weight-asian="normal"/>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2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2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2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3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2"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P3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4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42ac37" fo:background-color="#ffffff" style:font-name-asian="Arial" style:font-size-asian="10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4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4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4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font-name="Arial2" fo:font-size="10pt" fo:language="en" fo:country="US" style:font-size-asian="10pt"/>
    </style:style>
    <style:style style:name="P48"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49"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5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53"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54"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5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5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5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5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0"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61"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4"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5"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66"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67"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8"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9"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70" style:family="paragraph" style:parent-style-name="Standard">
      <style:paragraph-properties fo:margin-top="0in" fo:margin-bottom="0in" loext:contextual-spacing="false" fo:line-height="115%" fo:break-before="auto" fo:break-after="auto" style:writing-mode="lr-tb"/>
    </style:style>
    <style:style style:name="P71" style:family="paragraph" style:parent-style-name="Standard">
      <style:paragraph-properties fo:line-height="115%" fo:break-before="auto" fo:break-after="auto" style:writing-mode="lr-tb"/>
    </style:style>
    <style:style style:name="P72" style:family="paragraph" style:parent-style-name="Standard">
      <style:paragraph-properties fo:break-before="auto" fo:break-after="auto">
        <style:tab-stops>
          <style:tab-stop style:position="0.5in"/>
        </style:tab-stops>
      </style:paragraph-properties>
      <style:text-properties fo:color="#000000" style:font-name="Arial2" fo:font-size="10pt" style:font-size-asian="10pt"/>
    </style:style>
    <style:style style:name="P73"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style:tab-stops>
          <style:tab-stop style:position="0.5in"/>
        </style:tab-stops>
      </style:paragraph-properties>
      <style:text-properties fo:color="#000000" style:font-name="Arial2" fo:font-size="10pt" style:font-size-asian="10pt"/>
    </style:style>
    <style:style style:name="P75" style:family="paragraph" style:parent-style-name="Standard">
      <style:paragraph-properties fo:margin-top="0.0835in" fo:margin-bottom="0.139in" loext:contextual-spacing="false" fo:line-height="100%" fo:hyphenation-ladder-count="no-limit"/>
      <style:text-properties fo:hyphenate="false"/>
    </style:style>
    <style:style style:name="P76"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77"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style:font-size-asian="10pt" style:font-style-asian="normal" style:font-weight-asian="normal" fo:hyphenate="false"/>
    </style:style>
    <style:style style:name="P78"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fo:background-color="#ffffff" style:font-size-asian="10pt" style:font-style-asian="normal" style:font-weight-asian="normal" fo:hyphenate="false"/>
    </style:style>
    <style:style style:name="P79" style:family="paragraph" style:parent-style-name="Standard">
      <style:paragraph-properties fo:margin-top="0.0835in" fo:margin-bottom="0.139in" loext:contextual-spacing="false" fo:line-height="100%" fo:hyphenation-ladder-count="no-limit"/>
      <style:text-properties fo:color="#000000" style:font-name="Arial2" fo:font-size="10pt" officeooo:paragraph-rsid="0018f7d2" style:font-size-asian="10pt" fo:hyphenate="false"/>
    </style:style>
    <style:style style:name="P80" style:family="paragraph" style:parent-style-name="Standard">
      <style:paragraph-properties fo:margin-top="0.0835in" fo:margin-bottom="0.139in" loext:contextual-spacing="false" fo:line-height="100%" fo:hyphenation-ladder-count="no-limit"/>
      <style:text-properties fo:color="#000000" style:font-name="Arial2" fo:font-size="11pt" fo:language="en" fo:country="US" fo:font-style="normal" style:font-size-asian="11pt" style:font-style-asian="normal" fo:hyphenate="false"/>
    </style:style>
    <style:style style:name="P81" style:family="paragraph" style:parent-style-name="Standard">
      <style:paragraph-properties fo:margin-top="0.0835in" fo:margin-bottom="0.139in" loext:contextual-spacing="false" fo:line-height="100%" fo:hyphenation-ladder-count="no-limit"/>
      <style:text-properties fo:color="#414141" style:font-name="Arial2" fo:font-size="14pt" fo:language="en" fo:country="US" fo:font-style="normal" fo:font-weight="bold" fo:background-color="#ffffff" style:font-size-asian="14pt" style:font-style-asian="normal" style:font-weight-asian="bold" style:font-size-complex="14pt" fo:hyphenate="false"/>
    </style:style>
    <style:style style:name="P82" style:family="paragraph" style:parent-style-name="Standard">
      <style:paragraph-properties fo:margin-top="0.0835in" fo:margin-bottom="0.139in" loext:contextual-spacing="false" fo:line-height="100%" fo:hyphenation-ladder-count="no-limit"/>
      <style:text-properties fo:color="#414141" style:font-name="Arial2"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83"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fo:background-color="#ffffff" style:font-size-asian="10pt" style:font-style-asian="normal" style:font-weight-asian="bold" style:font-weight-complex="bold" fo:hyphenate="false"/>
    </style:style>
    <style:style style:name="P84"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P85" style:family="paragraph" style:parent-style-name="Standard">
      <style:paragraph-properties fo:margin-left="1.0193in" fo:margin-right="0in" fo:line-height="100%" fo:hyphenation-ladder-count="no-limit" fo:text-indent="0in" style:auto-text-indent="false"/>
      <style:text-properties fo:color="#000000" style:font-name="Arial1"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86"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87"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8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6b2a37" officeooo:paragraph-rsid="006b2a37"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1"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1"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1"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1"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1"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2" fo:font-size="10pt" style:font-size-asian="10pt"/>
    </style:style>
    <style:style style:name="T9" style:family="text">
      <style:text-properties fo:color="#000000" style:font-name="Arial2" fo:font-size="10pt" fo:language="en" fo:country="US" style:font-size-asian="10pt"/>
    </style:style>
    <style:style style:name="T10" style:family="text">
      <style:text-properties fo:color="#000000" style:font-name="Arial2" fo:font-size="10pt" fo:language="en" fo:country="US" fo:font-style="italic" style:font-size-asian="10pt" style:font-style-asian="italic"/>
    </style:style>
    <style:style style:name="T11" style:family="text">
      <style:text-properties fo:color="#000000" style:font-name="Arial2" fo:font-size="10pt" fo:language="en" fo:country="US" fo:font-style="italic" fo:font-weight="bold" style:font-size-asian="10pt" style:font-style-asian="italic" style:font-weight-asian="bold"/>
    </style:style>
    <style:style style:name="T12" style:family="text">
      <style:text-properties fo:color="#000000" style:font-name="Arial2" fo:font-size="10pt" fo:language="en" fo:country="US" fo:font-style="normal" style:font-size-asian="10pt" style:font-style-asian="normal"/>
    </style:style>
    <style:style style:name="T13" style:family="text">
      <style:text-properties fo:color="#000000" style:font-name="Arial2" fo:font-size="10pt" fo:language="en" fo:country="US" fo:font-style="normal" fo:font-weight="normal" style:font-size-asian="10pt" style:font-style-asian="normal" style:font-weight-asian="normal"/>
    </style:style>
    <style:style style:name="T14" style:family="text">
      <style:text-properties fo:color="#000000" style:font-name="Arial2" fo:font-size="10pt" fo:language="en" fo:country="US" fo:font-style="normal" fo:font-weight="normal" fo:background-color="#ffffff" loext:char-shading-value="0" style:font-size-asian="10pt" style:font-style-asian="normal" style:font-weight-asian="normal" style:font-weight-complex="normal"/>
    </style:style>
    <style:style style:name="T15" style:family="text">
      <style:text-properties fo:color="#000000" style:font-name="Arial2" fo:font-size="10pt" fo:language="en" fo:country="US" fo:font-style="normal" fo:font-weight="bold" fo:background-color="#ffffff" loext:char-shading-value="0" style:font-size-asian="10pt" style:font-style-asian="normal" style:font-weight-asian="bold" style:font-weight-complex="bold"/>
    </style:style>
    <style:style style:name="T16" style:family="text">
      <style:text-properties fo:color="#000000" style:font-name="Arial2" fo:font-size="11pt" fo:language="en" fo:country="US" style:font-size-asian="11pt"/>
    </style:style>
    <style:style style:name="T17" style:family="text">
      <style:text-properties fo:color="#000000" style:font-name="Arial2" fo:font-size="11pt" fo:language="en" fo:country="US" fo:font-style="normal" style:font-size-asian="11pt" style:font-style-asian="normal"/>
    </style:style>
    <style:style style:name="T18" style:family="text">
      <style:text-properties fo:color="#000000" style:font-name="Arial1" fo:font-size="10pt" fo:language="en" fo:country="US" fo:font-style="normal" style:text-underline-style="none" fo:font-weight="normal" fo:background-color="#ffffff" loext:char-shading-value="0" style:font-size-asian="10pt" style:font-style-asian="normal" style:font-weight-asian="normal"/>
    </style:style>
    <style:style style:name="T19" style:family="text">
      <style:text-properties fo:color="#000000" style:font-name="Arial1" fo:font-size="10pt" fo:language="en" fo:country="US" fo:font-style="italic" style:text-underline-style="none" fo:font-weight="normal" fo:background-color="#ffffff" loext:char-shading-value="0" style:font-size-asian="10pt" style:font-style-asian="italic" style:font-weight-asian="normal"/>
    </style:style>
    <style:style style:name="T20" style:family="text">
      <style:text-properties officeooo:rsid="00169480"/>
    </style:style>
    <style:style style:name="T21" style:family="text">
      <style:text-properties fo:color="#414141" style:font-name="Arial2"/>
    </style:style>
    <style:style style:name="T22" style:family="text">
      <style:text-properties fo:color="#414141" style:font-name="Arial2" officeooo:rsid="0049a302"/>
    </style:style>
    <style:style style:name="T23" style:family="text">
      <style:text-properties fo:color="#414141" style:font-name="Arial2" officeooo:rsid="004b6e83"/>
    </style:style>
    <style:style style:name="T24" style:family="text">
      <style:text-properties fo:color="#414141" style:font-name="Arial2" officeooo:rsid="004e73f2"/>
    </style:style>
    <style:style style:name="T25" style:family="text">
      <style:text-properties fo:color="#414141" style:font-name="Arial2" officeooo:rsid="0051a375"/>
    </style:style>
    <style:style style:name="T26" style:family="text">
      <style:text-properties fo:color="#414141" style:font-name="Arial2" officeooo:rsid="00550eda"/>
    </style:style>
    <style:style style:name="T27" style:family="text">
      <style:text-properties fo:color="#414141" style:font-name="Arial2" officeooo:rsid="0059825b"/>
    </style:style>
    <style:style style:name="T28" style:family="text">
      <style:text-properties fo:color="#414141" style:font-name="Arial2" officeooo:rsid="005e404b"/>
    </style:style>
    <style:style style:name="T29" style:family="text">
      <style:text-properties fo:color="#414141" style:font-name="Arial1" fo:font-size="9pt" fo:language="en" fo:country="US" style:font-size-asian="9pt"/>
    </style:style>
    <style:style style:name="T30" style:family="text">
      <style:text-properties fo:color="#414141" style:font-name="Arial1" fo:font-size="9pt" fo:language="en" fo:country="US" officeooo:rsid="0035407b" style:font-size-asian="9pt"/>
    </style:style>
    <style:style style:name="T31" style:family="text">
      <style:text-properties fo:color="#414141" style:font-name="Arial1" fo:font-size="9pt" fo:language="en" fo:country="US" officeooo:rsid="0039a8f6" style:font-size-asian="9pt"/>
    </style:style>
    <style:style style:name="T32" style:family="text">
      <style:text-properties fo:color="#414141" style:font-name="Arial1" fo:font-size="9pt" fo:language="en" fo:country="US" fo:background-color="transparent" loext:char-shading-value="0" style:font-size-asian="9pt"/>
    </style:style>
    <style:style style:name="T33" style:family="text">
      <style:text-properties fo:color="#414141" style:font-name="Arial1" fo:font-size="9pt" fo:language="en" fo:country="US" officeooo:rsid="001e57ed" fo:background-color="transparent" loext:char-shading-value="0" style:font-size-asian="9pt"/>
    </style:style>
    <style:style style:name="T34" style:family="text">
      <style:text-properties fo:color="#414141" style:text-line-through-style="none" style:text-line-through-type="none" style:font-name="Arial1" fo:font-size="9pt" fo:language="en" fo:country="US" fo:font-style="normal" style:text-underline-style="none" style:font-name-asian="Arial" style:font-size-asian="9pt" style:font-style-asian="normal" style:font-name-complex="Arial" style:font-size-complex="11pt" style:font-style-complex="normal"/>
    </style:style>
    <style:style style:name="T35" style:family="text">
      <style:text-properties style:font-name="Arial1" fo:font-size="10pt" fo:language="en" fo:country="US" style:font-size-asian="10pt"/>
    </style:style>
    <style:style style:name="T36" style:family="text">
      <style:text-properties style:font-name="Arial1" fo:font-size="10pt" fo:language="en" fo:country="US" officeooo:rsid="00354687" style:font-size-asian="10pt"/>
    </style:style>
    <style:style style:name="T37" style:family="text">
      <style:text-properties style:font-name="Arial1" fo:font-size="10pt" fo:language="en" fo:country="US" officeooo:rsid="0039a8f6" style:font-size-asian="10pt"/>
    </style:style>
    <style:style style:name="T38" style:family="text">
      <style:text-properties officeooo:rsid="0025dea6"/>
    </style:style>
    <style:style style:name="T39" style:family="text">
      <style:text-properties officeooo:rsid="00271cd7"/>
    </style:style>
    <style:style style:name="T40" style:family="text">
      <style:text-properties officeooo:rsid="002980e3"/>
    </style:style>
    <style:style style:name="T41" style:family="text">
      <style:text-properties officeooo:rsid="002acbae"/>
    </style:style>
    <style:style style:name="T42" style:family="text">
      <style:text-properties officeooo:rsid="0030d54b"/>
    </style:style>
    <style:style style:name="T43" style:family="text">
      <style:text-properties officeooo:rsid="0033b276"/>
    </style:style>
    <style:style style:name="T44" style:family="text">
      <style:text-properties fo:language="bg" fo:country="BG"/>
    </style:style>
    <style:style style:name="T45" style:family="text">
      <style:text-properties fo:language="bg" fo:country="BG" officeooo:rsid="006827b0"/>
    </style:style>
    <style:style style:name="T46" style:family="text">
      <style:text-properties fo:language="bg" fo:country="BG" officeooo:rsid="0069ca00"/>
    </style:style>
    <style:style style:name="T47" style:family="text">
      <style:text-properties fo:language="en" fo:country="US" officeooo:rsid="0069ca00"/>
    </style:style>
    <style:style style:name="T48" style:family="text">
      <style:text-properties fo:language="en" fo:country="US" officeooo:rsid="00682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73">№</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89">Face-to-face / online</text:p>
          </table:table-cell>
        </table:table-row>
        <table:table-row>
          <table:table-cell table:style-name="Table1.A6" office:value-type="string">
            <text:p text:style-name="P73">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0">mirchev1977</text:span>@<text:span text:style-name="T20">yahoo.com</text:span></text:p>
          </table:table-cell>
          <table:table-cell table:style-name="Table1.E6" office:value-type="string">
            <text:p text:style-name="P89">face-to-face</text:p>
          </table:table-cell>
        </table:table-row>
      </table:table>
      <text:p text:style-name="P70"><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61">Online <text:span text:style-name="T20">School System (OSS)</text:span></text:p>
          </table:table-cell>
        </table:table-row>
      </table:table>
      <text:p text:style-name="P70"/>
      <table:table table:name="Table3" table:style-name="Table3">
        <table:table-column table:style-name="Table3.A"/>
        <table:table-row>
          <table:table-cell table:style-name="Table3.A1" office:value-type="string">
            <text:list xml:id="list2430242272507279673" text:style-name="LS1">
              <text:list-item>
                <text:p text:style-name="P88">Short project description (Business needs and system features)</text:p>
              </text:list-item>
            </text:list>
          </table:table-cell>
        </table:table-row>
        <table:table-row>
          <table:table-cell table:style-name="Table3.A2" office:value-type="string">
            <text:p text:style-name="P72">The Online School System is an excellent opportunity for students to receive distance education online. </text:p>
            <text:p text:style-name="P74">There are various subject which are provided by the school system rendered via video recordings of easily digestible information chunks in the form of main topics and sub topics.</text:p>
            <text:p text:style-name="P74">Teachers can create courses on different subjects and provide materials for them. Teachers can also create test materials in the form of quizzes and code challenges to make it possible for the students to follow their own progress. </text:p>
            <text:p text:style-name="P74">By each test passed, the student receives points and rating respectively.</text:p>
            <text:p text:style-name="P74">If anonymous, the student has the opportunity to access the free of charge courses, get informed about them, and review their materials, pass the test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74">Points can be awarded only once for course test passed. If students decide to review a course material in order to consolidate the material inside and pass a test again, they gain no points.</text:p>
            <text:p text:style-name="P74"/>
            <text:p text:style-name="P74">The students get access to the courses and their materials via a dash board where they can register and unregister <text:s/>to various courses, be displayed information about courses, materials, points and ratings.</text:p>
            <text:p text:style-name="P74">Teachers and administrators have also their dashboard where they can administer students, update materials and give support <text:span text:style-name="T47">to</text:span> users <text:span text:style-name="T47">about</text:span> <text:soft-page-break/>their accounts.</text:p>
            <text:p text:style-name="P75"><text:span text:style-name="T8">OSS has also administrators of the school management who can manage the online system and its users. </text:span><text:span text:style-name="T16"><text:s/></text:span></text:p>
            <text:p text:style-name="P75"><text:span text:style-name="T9">The system will be developed as a </text:span><text:span text:style-name="T10">Single Page Application (SPA)</text:span><text:span text:style-name="T12"> using </text:span><text:span text:style-name="T11">React.js</text:span><text:span text:style-name="T13"> as front-end, and </text:span><text:span text:style-name="T11">Node.js + hapi</text:span><text:span text:style-name="T13"> as backend technologies.</text:span></text:p>
            <text:p text:style-name="P77"/>
            <text:p text:style-name="P81">Main User Roles</text:p>
            <text:p text:style-name="P82">Anonimous Student</text:p>
            <text:p text:style-name="P78">Can view the courses information pages and participate in the free courses with no possibility for following progress, gaining points for tests passed and be rated among the other students.</text:p>
            <text:p text:style-name="P82">Registered User</text:p>
            <text:p text:style-name="P83">Administrator</text:p>
            <text:p text:style-name="P75"><text:span text:style-name="T14">Extends Registered User. </text:span><text:span text:style-name="T9">Can manage (create, edit user data and delete) all </text:span><text:span text:style-name="T10">Registered Users</text:span><text:span text:style-name="T12">, as well as </text:span><text:span text:style-name="T10">create courses, course materials and tests</text:span><text:span text:style-name="T17">.</text:span></text:p>
            <text:p text:style-name="P80"/>
            <text:p text:style-name="P84">Teacher</text:p>
            <text:p text:style-name="P76"><text:span text:style-name="T14">Extends Registered User. </text:span><text:span text:style-name="T8">Can create courses, materials to them and tests.</text:span></text:p>
            <text:p text:style-name="P79"/>
            <text:p text:style-name="P84">Student</text:p>
            <text:p text:style-name="P76"><text:span text:style-name="T15">Extends Registered User. </text:span><text:span text:style-name="T1">Can subscribe to various courses, follow their own progress</text:span><text:span text:style-name="T9">, gain points for passing tests and be rated among the other course participants. They gain no points for passing a test more than once.</text:span></text:p>
          </table:table-cell>
        </table:table-row>
      </table:table>
      <text:p text:style-name="P71"/>
      <text:p text:style-name="P28"/>
      <text:p text:style-name="P36"/>
      <text:p text:style-name="P36"/>
      <text:p text:style-name="P36"/>
      <text:p text:style-name="P36"/>
      <text:p text:style-name="P36"><text:soft-page-break/></text:p>
      <table:table table:name="Table4" table:style-name="Table4">
        <table:table-column table:style-name="Table4.A"/>
        <table:table-column table:style-name="Table4.B"/>
        <table:table-column table:style-name="Table4.C"/>
        <table:table-row>
          <table:table-cell table:style-name="Table4.A1" office:value-type="string">
            <text:list xml:id="list230946829442685" text:continue-numbering="true" text:style-name="LS1">
              <text:list-item>
                <text:p text:style-name="P88">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able:table-row>
          <table:table-cell table:style-name="Table4.A3" office:value-type="string">
            <text:p text:style-name="P4"><text:span text:style-name="T33">2.1</text:span><text:span text:style-name="T32">Browse all courses courses, learn from free courses and do tests, but not follow progress and be rated</text:span></text:p>
          </table:table-cell>
          <table:table-cell table:style-name="Table4.B3" office:value-type="string">
            <text:p text:style-name="P25"><text:span text:style-name="T3">The </text:span><text:span text:style-name="T5">User</text:span><text:span text:style-name="T3"> can browse the information views (Home, Courses, About) in OSS SPA, and can learn from free courses and do tests, but no follow progress and be rated.</text:span></text:p>
          </table:table-cell>
          <table:table-cell table:style-name="Table4.C3" office:value-type="string">
            <text:p text:style-name="P62">All users</text:p>
          </table:table-cell>
        </table:table-row>
        <table:table-row>
          <table:table-cell table:style-name="Table4.A3" office:value-type="string">
            <text:p text:style-name="P5"><text:span text:style-name="T35">2.2 </text:span><text:span text:style-name="T29">Register</text:span></text:p>
          </table:table-cell>
          <table:table-cell table:style-name="Table4.B4" office:value-type="string">
            <text:p text:style-name="P69"><text:span text:style-name="T19">Anonymous User <text:s/></text:span><text:span text:style-name="T18">can register in the system by providing a valid e-mail address, first and last name, and choosing password. By default all new registered users have </text:span><text:span text:style-name="T19">Student</text:span><text:span text:style-name="T18"> role.</text:span></text:p>
            <text:p text:style-name="P85"/>
            <text:p text:style-name="P34"><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64">Anonymous User, Administrator</text:p>
          </table:table-cell>
        </table:table-row>
        <table:table-row>
          <table:table-cell table:style-name="Table4.A3" office:value-type="string">
            <text:p text:style-name="P6"><text:span text:style-name="T35">2.3 </text:span><text:span text:style-name="T29">Change Data</text:span></text:p>
          </table:table-cell>
          <table:table-cell table:style-name="Table4.B5" office:value-type="string">
            <text:p text:style-name="P53"><text:span text:style-name="T19">Registered User </text:span><text:span text:style-name="T18">can view and edit her personal </text:span><text:span text:style-name="T19">User Data</text:span><text:span text:style-name="T18">.</text:span></text:p>
            <text:p text:style-name="P55"><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38">Registered User, Administrator</text:p>
          </table:table-cell>
        </table:table-row>
        <table:table-row>
          <table:table-cell table:style-name="Table4.A3" office:value-type="string">
            <text:p text:style-name="P7"><text:span text:style-name="T35">2.4 </text:span><text:span text:style-name="T29">Manage Users</text:span></text:p>
          </table:table-cell>
          <table:table-cell table:style-name="Table4.B6" office:value-type="string">
            <text:p text:style-name="P54"><text:span text:style-name="T19">Administrator</text:span><text:span text:style-name="T18"> can browse and filter users based on different criteria: first and last name, email, Role. </text:span></text:p>
            <text:p text:style-name="P60"><text:span text:style-name="T19">Administrator</text:span><text:span text:style-name="T18"> can choose a </text:span><text:span text:style-name="T19">User</text:span><text:span text:style-name="T18"> to manage, and can manage the chosen User - edit, or delete.</text:span></text:p>
            <text:p text:style-name="P56"><text:span text:style-name="T5">Administrator</text:span><text:span text:style-name="T3"> can create a new user.</text:span></text:p>
          </table:table-cell>
          <table:table-cell table:style-name="Table4.C6" office:value-type="string">
            <text:p text:style-name="P38">Administrator</text:p>
          </table:table-cell>
        </table:table-row>
        <table:table-row>
          <table:table-cell table:style-name="Table4.A3" office:value-type="string">
            <text:p text:style-name="P8"><text:span text:style-name="T35">2.5 </text:span><text:span text:style-name="T29">Browse Courses and Points</text:span></text:p>
          </table:table-cell>
          <table:table-cell table:style-name="Table4.B7" office:value-type="string">
            <text:p text:style-name="P41">Students can browse the courses they have completed and points gained for each of them.</text:p>
            <text:p text:style-name="P57">Teachers can browse courses they have created.</text:p>
          </table:table-cell>
          <table:table-cell table:style-name="Table4.C7" office:value-type="string">
            <text:p text:style-name="P38"><text:span text:style-name="T38">Student</text:span>, <text:span text:style-name="T38">Teacher</text:span></text:p>
          </table:table-cell>
        </table:table-row>
        <table:table-row>
          <table:table-cell table:style-name="Table4.A3" office:value-type="string">
            <text:p text:style-name="P27"><text:span text:style-name="T4">2.6 </text:span><text:span text:style-name="T34">Complete Course / Topic</text:span></text:p>
          </table:table-cell>
          <table:table-cell table:style-name="Table4.B8" office:value-type="string">
            <text:p text:style-name="P44">Registered Student or Instructor browses available courses and materials and can sort and filter them using different metadata fields. <text:s/>Student or Teacher <text:s/>chooses a course / material to complete. OSS presents the Course materials and tests one by one to the Student or Teacher, who follow them. On Course / Material / Test completion the results are saved by OSS.</text:p>
          </table:table-cell>
          <table:table-cell table:style-name="Table4.C8" office:value-type="string">
            <text:p text:style-name="P38"><text:span text:style-name="T39">Student</text:span>, <text:span text:style-name="T39">Teacher</text:span></text:p>
          </table:table-cell>
        </table:table-row>
        <text:soft-page-break/>
        <table:table-row>
          <table:table-cell table:style-name="Table4.A3" office:value-type="string">
            <text:p text:style-name="P9"><text:span text:style-name="T35">2.7 </text:span><text:span text:style-name="T29">Add / Edit course / material</text:span></text:p>
          </table:table-cell>
          <table:table-cell table:style-name="Table4.B9" office:value-type="string">
            <text:p text:style-name="P42">Teacher or Administrator specifies/edits Course / Material <text:s/>meta-data such as: name, subject, description, and tags. Teacher or Administrator can create/edit or delete specific materials supplied to course.</text:p>
          </table:table-cell>
          <table:table-cell table:style-name="Table4.C9" office:value-type="string">
            <text:p text:style-name="P38"><text:span text:style-name="T40">Teacher</text:span>, Administrator</text:p>
          </table:table-cell>
        </table:table-row>
        <table:table-row>
          <table:table-cell table:style-name="Table4.A3" office:value-type="string">
            <text:p text:style-name="P10"><text:span text:style-name="T35">2.8 </text:span><text:span text:style-name="T29">Manage Courses</text:span></text:p>
          </table:table-cell>
          <table:table-cell table:style-name="Table4.B10" office:value-type="string">
            <text:p text:style-name="P45">Instructor can browse their Courses and course materials, add new Courses and materials to them using Add/Edit at the dash board, and delete a Course / Material, as well as view the Students' progress.</text:p>
            <text:p text:style-name="P58">Administrator can browse courses of all Teachers, edit and delete them.</text:p>
          </table:table-cell>
          <table:table-cell table:style-name="Table4.C10" office:value-type="string">
            <text:p text:style-name="P38"><text:span text:style-name="T41">Teacher</text:span>, <text:span text:style-name="T41">Administrator</text:span></text:p>
          </table:table-cell>
        </table:table-row>
      </table:table>
      <text:p text:style-name="P71"/>
      <table:table table:name="Table5" table:style-name="Table5">
        <table:table-column table:style-name="Table5.A"/>
        <table:table-column table:style-name="Table5.B"/>
        <table:table-column table:style-name="Table5.C"/>
        <table:table-row>
          <table:table-cell table:style-name="Table5.A1" office:value-type="string">
            <text:list xml:id="list230945969263100" text:continue-numbering="true" text:style-name="LS1">
              <text:list-item>
                <text:p text:style-name="P88">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5">3.1 </text:span><text:span text:style-name="T29">Home</text:span></text:p>
          </table:table-cell>
          <table:table-cell table:style-name="Table5.B3" office:value-type="string">
            <text:p text:style-name="P20">Presents the introductory information for the purpose of the system as well as detailed instructions how to start using it. Prominently offers ability to register.</text:p>
          </table:table-cell>
          <table:table-cell table:style-name="Table5.C3" office:value-type="string">
            <text:p text:style-name="P63">/<text:line-break/>/<text:span text:style-name="T42">user</text:span></text:p>
          </table:table-cell>
        </table:table-row>
        <table:table-row>
          <table:table-cell table:style-name="Table5.A3" office:value-type="string">
            <text:p text:style-name="P21">3.2.Courses</text:p>
            <text:p text:style-name="P30"><text:span text:style-name="T35">3.2 .</text:span><text:span text:style-name="T36">1 </text:span><text:span text:style-name="T30">Available Courses</text:span></text:p>
          </table:table-cell>
          <table:table-cell table:style-name="Table5.B4" office:value-type="string">
            <text:p text:style-name="P26"><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64">/<text:span text:style-name="T43">courses</text:span></text:p>
            <text:p text:style-name="P67">/<text:span text:style-name="T43">user/courses</text:span></text:p>
          </table:table-cell>
        </table:table-row>
        <table:table-row>
          <table:table-cell table:style-name="Table5.A5" office:value-type="string">
            <text:p text:style-name="P12"><text:span text:style-name="T35">3.2.2 </text:span><text:span text:style-name="T29">Completed Courses</text:span></text:p>
          </table:table-cell>
          <table:table-cell table:style-name="Table5.B6" office:value-type="string">
            <text:p text:style-name="P22">Display User's completed Courses and points.</text:p>
          </table:table-cell>
          <table:table-cell table:style-name="Table5.C6" office:value-type="string">
            <text:p text:style-name="P65">/user/courses/completed</text:p>
          </table:table-cell>
        </table:table-row>
        <table:table-row>
          <table:table-cell table:style-name="Table5.A5" office:value-type="string">
            <text:p text:style-name="P13"><text:span text:style-name="T35">3.2.3 </text:span><text:span text:style-name="T37">C</text:span><text:span text:style-name="T31">ourses i</text:span><text:span text:style-name="T29">n Progress</text:span></text:p>
          </table:table-cell>
          <table:table-cell table:style-name="Table5.B6" office:value-type="string">
            <text:p text:style-name="P23">Display User's Courses in progres and points.</text:p>
          </table:table-cell>
          <table:table-cell table:style-name="Table5.C6" office:value-type="string">
            <text:p text:style-name="P66">/user/courses/inprogress</text:p>
          </table:table-cell>
        </table:table-row>
        <table:table-row>
          <table:table-cell table:style-name="Table5.A3" office:value-type="string">
            <text:p text:style-name="P14"><text:span text:style-name="T35">3.3 </text:span><text:span text:style-name="T29">User Data</text:span></text:p>
            <text:p text:style-name="P31"><text:span text:style-name="T35">3.3.1 </text:span><text:span text:style-name="T29">Personal Data</text:span></text:p>
          </table:table-cell>
          <table:table-cell table:style-name="Table5.B7" office:value-type="string">
            <text:p text:style-name="P48"><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7" office:value-type="string">
            <text:p text:style-name="P50">/user/personal</text:p>
          </table:table-cell>
        </table:table-row>
        <table:table-row>
          <table:table-cell table:style-name="Table5.A3" office:value-type="string">
            <text:p text:style-name="P15"><text:span text:style-name="T35">3.3.2 </text:span><text:span text:style-name="T29">Rating</text:span></text:p>
          </table:table-cell>
          <table:table-cell table:style-name="Table5.B8" office:value-type="string">
            <text:p text:style-name="P43">Display User's points and rating in regard to the rest of the course partakers</text:p>
            <text:p text:style-name="P37"/>
          </table:table-cell>
          <table:table-cell table:style-name="Table5.C8" office:value-type="string">
            <text:p text:style-name="P51">/user/rating</text:p>
          </table:table-cell>
        </table:table-row>
        <table:table-row>
          <table:table-cell table:style-name="Table5.A5" office:value-type="string">
            <text:p text:style-name="P16"><text:span text:style-name="T35">3.4 </text:span><text:span text:style-name="T29">Users</text:span></text:p>
          </table:table-cell>
          <table:table-cell table:style-name="Table5.B9" office:value-type="string">
            <text:p text:style-name="P46">Presents ability to <text:s/>manage (CRUD) Users and their User Data (available for Administrators only, as described in UCs).</text:p>
          </table:table-cell>
          <table:table-cell table:style-name="Table5.C9" office:value-type="string">
            <text:p text:style-name="P52">/users</text:p>
          </table:table-cell>
        </table:table-row>
        <table:table-row>
          <table:table-cell table:style-name="Table5.A3" office:value-type="string">
            <text:p text:style-name="P17"><text:span text:style-name="T35">3.5 </text:span><text:span text:style-name="T29">About</text:span></text:p>
          </table:table-cell>
          <table:table-cell table:style-name="Table5.B10" office:value-type="string">
            <text:p text:style-name="P49"><text:span text:style-name="T6">Presents information about the </text:span><text:span text:style-name="T7">OSS</text:span><text:span text:style-name="T6"> project and its owner.</text:span></text:p>
          </table:table-cell>
          <table:table-cell table:style-name="Table5.C10" office:value-type="string">
            <text:p text:style-name="P38">/about</text:p>
          </table:table-cell>
        </table:table-row>
      </table:table>
      <text:p text:style-name="P71"/>
      <table:table table:name="Table6" table:style-name="Table6">
        <table:table-column table:style-name="Table6.A"/>
        <table:table-column table:style-name="Table6.B"/>
        <table:table-column table:style-name="Table6.C"/>
        <text:soft-page-break/>
        <table:table-row>
          <table:table-cell table:style-name="Table6.A1" office:value-type="string">
            <text:list xml:id="list230946131969893" text:continue-numbering="true" text:style-name="LS1">
              <text:list-item>
                <text:p text:style-name="P88">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35">4.1 Users</text:p>
          </table:table-cell>
          <table:table-cell table:style-name="Table6.B3" office:value-type="string">
            <text:p text:style-name="P24"><text:span text:style-name="T2">GET </text:span><text:span text:style-name="T10">User Data</text:span><text:span text:style-name="T12"> for all users, and POST new </text:span><text:span text:style-name="T10">User Data</text:span><text:span text:style-name="T12"> (Id is auto-filled by </text:span><text:span text:style-name="T10">OSS</text:span><text:span text:style-name="T12"> and modified entity is returned as result from POST request). Available only for </text:span><text:span text:style-name="T10">Administrators</text:span><text:span text:style-name="T12">.</text:span></text:p>
            <text:p text:style-name="P33"/>
          </table:table-cell>
          <table:table-cell table:style-name="Table6.C3" office:value-type="string">
            <text:p text:style-name="P68">api/users</text:p>
          </table:table-cell>
        </table:table-row>
        <table:table-row>
          <table:table-cell table:style-name="Table6.A3" office:value-type="string">
            <text:p text:style-name="P29"><text:span text:style-name="T22">4.2 </text:span><text:span text:style-name="T21">User</text:span></text:p>
          </table:table-cell>
          <table:table-cell table:style-name="Table6.B4" office:value-type="string">
            <text:p text:style-name="P24"><text:span text:style-name="T2">GET, PUT, DELETE </text:span><text:span text:style-name="T10">User Data</text:span><text:span text:style-name="T12"> for </text:span><text:span text:style-name="T10">User</text:span><text:span text:style-name="T12"> with specified </text:span><text:span text:style-name="T10">userId</text:span><text:span text:style-name="T12">.</text:span></text:p>
            <text:p text:style-name="P32"/>
          </table:table-cell>
          <table:table-cell table:style-name="Table6.C4" office:value-type="string">
            <text:p text:style-name="P68">api/users{userId}</text:p>
          </table:table-cell>
        </table:table-row>
        <table:table-row>
          <table:table-cell table:style-name="Table6.A3" office:value-type="string">
            <text:p text:style-name="P29"><text:span text:style-name="T23">4.3 </text:span><text:span text:style-name="T21">Courses</text:span></text:p>
          </table:table-cell>
          <table:table-cell table:style-name="Table6.B5" office:value-type="string">
            <text:p text:style-name="P24"><text:span text:style-name="T2">GET courses (according to </text:span><text:span text:style-name="T10">User's Role</text:span><text:span text:style-name="T12"> and identity) and POST new </text:span><text:span text:style-name="T10">Course</text:span><text:span text:style-name="T12"> (Id is auto-filled by </text:span><text:span text:style-name="T10">OSS</text:span><text:span text:style-name="T12"> and modified entity is returned as result from POST request).</text:span></text:p>
            <text:p text:style-name="P33"/>
          </table:table-cell>
          <table:table-cell table:style-name="Table6.C5" office:value-type="string">
            <text:p text:style-name="P68">api/courses</text:p>
          </table:table-cell>
        </table:table-row>
        <table:table-row>
          <table:table-cell table:style-name="Table6.A3" office:value-type="string">
            <text:p text:style-name="P29"><text:span text:style-name="T24">4.4 </text:span><text:span text:style-name="T21">Course</text:span></text:p>
          </table:table-cell>
          <table:table-cell table:style-name="Table6.B6" office:value-type="string">
            <text:p text:style-name="P24"><text:span text:style-name="T2">GET, PUT, DELETE </text:span><text:span text:style-name="T10">Course </text:span></text:p>
          </table:table-cell>
          <table:table-cell table:style-name="Table6.C6" office:value-type="string">
            <text:p text:style-name="P68">api/courses/{courseId}</text:p>
          </table:table-cell>
        </table:table-row>
        <table:table-row>
          <table:table-cell table:style-name="Table6.A3" office:value-type="string">
            <text:p text:style-name="P29"><text:span text:style-name="T25">4.5 </text:span><text:span text:style-name="T21">Course Materials</text:span></text:p>
          </table:table-cell>
          <table:table-cell table:style-name="Table6.B7" office:value-type="string">
            <text:p text:style-name="P39">GET all Course Materials, be able to post new material</text:p>
          </table:table-cell>
          <table:table-cell table:style-name="Table6.C7" office:value-type="string">
            <text:p text:style-name="P59">api/courses/{courseId}/courseMaterials</text:p>
          </table:table-cell>
        </table:table-row>
        <table:table-row>
          <table:table-cell table:style-name="Table6.A3" office:value-type="string">
            <text:p text:style-name="P29"><text:span text:style-name="T26">4.6 </text:span><text:span text:style-name="T21">Course Material</text:span></text:p>
          </table:table-cell>
          <table:table-cell table:style-name="Table6.B8" office:value-type="string">
            <text:p text:style-name="P40">GET, POST, UPDATE and DELETE Specific Course Material</text:p>
          </table:table-cell>
          <table:table-cell table:style-name="Table6.C8" office:value-type="string">
            <text:p text:style-name="P59">api/courses/{courseId}/courseMaterials/{courseMaterialId}</text:p>
          </table:table-cell>
        </table:table-row>
        <table:table-row>
          <table:table-cell table:style-name="Table6.A9" office:value-type="string">
            <text:p text:style-name="P29"><text:span text:style-name="T27">4.7 </text:span><text:span text:style-name="T21">Material Tests</text:span></text:p>
          </table:table-cell>
          <table:table-cell table:style-name="Table6.B9" office:value-type="string">
            <text:p text:style-name="P47">GET all Material Tests, be able to post new test</text:p>
          </table:table-cell>
          <table:table-cell table:style-name="Table6.C9" office:value-type="string">
            <text:p text:style-name="P59">api/courses/{courseId}/courseMaterials/{courseMaterialId}/tests</text:p>
          </table:table-cell>
        </table:table-row>
        <table:table-row>
          <table:table-cell table:style-name="Table6.A9" office:value-type="string">
            <text:p text:style-name="P29"><text:span text:style-name="T28">4.8 </text:span><text:span text:style-name="T21">Test</text:span></text:p>
          </table:table-cell>
          <table:table-cell table:style-name="Table6.B10" office:value-type="string">
            <text:p text:style-name="P47">GET, POST, UPDATE and DELETE Specific Material Test</text:p>
          </table:table-cell>
          <table:table-cell table:style-name="Table6.C10" office:value-type="string">
            <text:p text:style-name="P59">api/courses/{courseId}/courseMaterials/{courseMaterialId}/tests/{testId}</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92</meta:editing-cycles>
    <dc:date>2016-07-17T23:09:44.531000000</dc:date>
    <meta:editing-duration>PT10H42M7S</meta:editing-duration>
    <meta:document-statistic meta:table-count="6" meta:image-count="0" meta:object-count="0" meta:page-count="5" meta:paragraph-count="129" meta:word-count="1123" meta:character-count="7287" meta:non-whitespace-character-count="6283"/>
  </office:meta>
</office:document-meta>
</file>